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B000004200DB3E85EEB848704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4.086cm" svg:height="14.385cm" svg:x="0.502cm" svg:y="0.503cm">
          <draw:image xlink:href="Pictures/100000010000040B000004200DB3E85EEB848704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5.09cm" fo:page-height="15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52:33.377882920</dc:date>
    <meta:editing-duration>PT19H40M59S</meta:editing-duration>
    <meta:editing-cycles>34</meta:editing-cycles>
    <meta:generator>LibreOffice/7.4.1.2$Linux_X86_64 LibreOffice_project/40$Build-2</meta:generator>
    <meta:document-statistic meta:object-count="1"/>
  </office:meta>
</office:document-meta>
</file>